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6pt" style:font-size-asian="26pt" style:font-size-complex="26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text-properties fo: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ffff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3" draw:layer="layout" svg:width="11.932cm" svg:height="2.647cm" svg:x="2.2cm" svg:y="1.3cm">
          <draw:text-box>
            <text:p><text:span text:style-name="T3">a|b</text:span><text:span text:style-name="T4">c</text:span><text:span text:style-name="T5">|de*f</text:span></text:p>
          </draw:text-box>
        </draw:frame>
        <draw:frame draw:style-name="gr3" draw:text-style-name="P4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5" draw:layer="layout" svg:width="17.6cm" svg:height="8.747cm" svg:x="1.7cm" svg:y="19.4cm">
          <draw:text-box>
            <text:p><text:span text:style-name="T7">Ao analisar </text:span><text:span text:style-name="T8">c</text:span><text:span text:style-name="T7">, é verificado que a pilha contém um nodo de uma operação. Como dois símbolos justapostos representam uma operação de concatenação, então o nodo </text:span><text:span text:style-name="T8">N(|)</text:span><text:span text:style-name="T7"> é consumido. Outro fator é que como a operação </text:span><text:span text:style-name="T8">.</text:span><text:span text:style-name="T7"> possui uma ordem de precedência maior que a operação </text:span><text:span text:style-name="T8">|</text:span><text:span text:style-name="T7">, então, o nodo </text:span><text:span text:style-name="T8">N(.)</text:span><text:span text:style-name="T7"> será filho de </text:span><text:span text:style-name="T8">N(|)</text:span><text:span text:style-name="T7"> e </text:span><text:span text:style-name="T8">N(|)</text:span><text:span text:style-name="T7"> será mantido no topo da pilha, pois, é o nodo raiz. </text:span></text:p>
          </draw:text-box>
        </draw:frame>
        <draw:custom-shape draw:style-name="gr2" draw:text-style-name="P1" xml:id="id2" draw:id="id2" draw:layer="layout" svg:width="2.435cm" svg:height="2.435cm" svg:x="10.9cm" svg:y="8.065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435cm" svg:height="2.435cm" svg:x="9.4cm" svg:y="11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12.465cm" svg:y="11.1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683cm" svg:y1="11.1cm" svg:x2="12.979cm" svg:y2="10.144cm" draw:start-shape="id1" draw:start-glue-point="4" draw:end-shape="id2" draw:end-glue-point="9" svg:d="m13683 11100-704-956">
          <text:p/>
        </draw:connector>
        <draw:connector draw:style-name="gr5" draw:text-style-name="P1" draw:layer="layout" draw:type="line" svg:x1="10.618cm" svg:y1="11.1cm" svg:x2="11.256cm" svg:y2="10.144cm" draw:start-shape="id3" draw:start-glue-point="4" draw:end-shape="id2" draw:end-glue-point="7" svg:d="m10618 11100 638-956">
          <text:p/>
        </draw:connector>
        <draw:custom-shape draw:style-name="gr2" draw:text-style-name="P1" xml:id="id4" draw:id="id4" draw:layer="layout" svg:width="2.435cm" svg:height="2.435cm" svg:x="11cm" svg:y="14.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218cm" svg:y1="14.2cm" svg:x2="12.821cm" svg:y2="13.179cm" draw:start-shape="id4" draw:start-glue-point="4" draw:end-shape="id1" draw:end-glue-point="7" svg:d="m12218 14200 603-1021">
          <text:p/>
        </draw:connector>
        <draw:custom-shape draw:style-name="gr2" draw:text-style-name="P1" xml:id="id5" draw:id="id5" draw:layer="layout" svg:width="2.435cm" svg:height="2.435cm" svg:x="14.065cm" svg:y="14.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544cm" svg:y1="13.179cm" svg:x2="15.283cm" svg:y2="14.1cm" draw:start-shape="id1" draw:start-glue-point="9" draw:end-shape="id5" draw:end-glue-point="4" svg:d="m14544 13179 739 9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6-01T01:53:01</dc:date>
    <dc:creator>Lucas </dc:creator>
    <meta:editing-duration>PT33M20S</meta:editing-duration>
    <meta:editing-cycles>8</meta:editing-cycles>
    <meta:generator>LibreOffice/3.5$Linux_x86 LibreOffice_project/350m1$Build-2</meta:generator>
    <meta:document-statistic meta:object-count="18"/>
  </office:meta>
</office:document-meta>
</file>